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99ccff" fo:border-left="0.06pt solid #000000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42" style:family="table-cell" style:parent-style-name="Default">
      <style:table-cell-properties fo:border-bottom="none" fo:background-color="#99ccff" fo:border-left="none" fo:border-right="0.06pt solid #000000" fo:border-top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6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table:style-name="Default"/>
          <table:table-cell table:number-columns-repeated="3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style-name="Default"/>
          <table:table-cell table:number-columns-repeated="11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nter</text:p>
          </table:table-cell>
          <table:table-cell table:style-name="ce21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JANU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22" table:formula="of:=([.B5]*[.B21]*2) + ([.C5]*[.B22]*2) + ([.D5] *[.B23]* 2) + [.E5]" office:value-type="float" office:value="1478" calcext:value-type="float">
            <text:p>1478</text:p>
          </table:table-cell>
          <table:table-cell table:style-name="ce23" table:formula="of:=([.B5]*[.B21]*2*[.B26]) + ([.C5]*[.B22]*2*[.B27]) + ([.D5] *[.B23]* 2*[.B27]) + ([.E5]*[.B27])" office:value-type="currency" office:currency="EUR" office:value="288.46" calcext:value-type="currency">
            <text:p>288.46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288.46" calcext:value-type="currency">
            <text:p>288.46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/>
          <table:table-cell table:style-name="ce12" table:number-columns-repeated="2"/>
          <table:table-cell table:style-name="ce15"/>
          <table:table-cell table:style-name="ce19" table:number-columns-repeated="3"/>
          <table:table-cell table:style-name="ce26" table:formula="of:=[.H15]*[.H16]" office:value-type="currency" office:currency="EUR" office:value="21.6345" calcext:value-type="currency">
            <text:p>21.63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3" table:number-columns-repeated="3"/>
          <table:table-cell table:style-name="ce20" table:number-columns-repeated="3"/>
          <table:table-cell table:style-name="ce27" table:formula="of:=SUM([.H5:.H14])+[.H17]" office:value-type="currency" office:currency="EUR" office:value="310.0945" calcext:value-type="currency">
            <text:p>310.09 €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3" office:value-type="string" calcext:value-type="string">
            <text:p>Pot</text:p>
          </table:table-cell>
          <table:table-cell table:style-name="ce42" office:value-type="string" calcext:value-type="string">
            <text:p>Razdalja (km)</text:p>
          </table:table-cell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4" office:value-type="string" calcext:value-type="string">
            <text:p>Lj ↔ Ajd </text:p>
          </table:table-cell>
          <table:table-cell table:style-name="ce43" office:value-type="float" office:value="85" calcext:value-type="float">
            <text:p>85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4" office:value-type="string" calcext:value-type="string">
            <text:p>Lj ↔ Let</text:p>
          </table:table-cell>
          <table:table-cell table:style-name="ce43" office:value-type="float" office:value="14" calcext:value-type="float">
            <text:p>14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4" office:value-type="string" calcext:value-type="string">
            <text:p>Ajd ↔ Let</text:p>
          </table:table-cell>
          <table:table-cell table:style-name="ce43" office:value-type="float" office:value="9" calcext:value-type="float">
            <text:p>9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35"/>
          <table:table-cell table:style-name="ce44"/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4" office:value-type="string" calcext:value-type="string">
            <text:p>Prevoz EUR/km</text:p>
          </table:table-cell>
          <table:table-cell table:style-name="ce45" office:value-type="currency" office:currency="EUR" office:value="0.18" calcext:value-type="currency">
            <text:p>0.18 €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>
          <table:table-cell table:style-name="ce36" office:value-type="string" calcext:value-type="string">
            <text:p>Sluzbeno potovanje EUR/km</text:p>
          </table:table-cell>
          <table:table-cell table:style-name="ce46" office:value-type="currency" office:currency="EUR" office:value="0.37" calcext:value-type="currency">
            <text:p>0.37 €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3">
          <table:table-cell table:style-name="Default"/>
          <table:table-cell table:number-columns-repeated="7"/>
          <table:table-cell table:style-name="ce28"/>
          <table:table-cell table:number-columns-repeated="3"/>
        </table:table-row>
        <table:table-row table:style-name="ro2">
          <table:table-cell table:style-name="Default"/>
          <table:table-cell table:number-columns-repeated="7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1">00/00/0000</text:date>, <text:time style:data-style-name="N2" text:time-value="10:15:59.754535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8-01-31T10:26:01.444219316</dc:date>
    <meta:editing-duration>P1DT15H58M30S</meta:editing-duration>
    <meta:editing-cycles>29</meta:editing-cycles>
    <meta:generator>LibreOffice/5.4.4.2$Linux_X86_64 LibreOffice_project/40m0$Build-2</meta:generator>
    <meta:document-statistic meta:table-count="1" meta:cell-count="54" meta:object-count="0"/>
  </office:meta>
</office:document-meta>
</file>